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atch_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mpi</text:p>
          </table:table-cell>
          <table:table-cell office:value-type="string">
            <text:p>vecadd</text:p>
          </table:table-cell>
          <table:table-cell office:value-type="string">
            <text:p>vecsum</text:p>
          </table:table-cell>
          <table:table-cell office:value-type="string">
            <text:p>trimv</text:p>
          </table:table-cell>
          <table:table-cell office:value-type="string">
            <text:p>tota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46750974655151">
            <text:p>0.8467509747</text:p>
          </table:table-cell>
          <table:table-cell office:value-type="float" office:value="0.449516296386719">
            <text:p>0.4495162964</text:p>
          </table:table-cell>
          <table:table-cell office:value-type="float" office:value="1.64555931091309">
            <text:p>1.6455593109</text:p>
          </table:table-cell>
          <table:table-cell office:value-type="float" office:value="6.36202311515808">
            <text:p>6.362023115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7"/>
        </table:table-row>
      </table:table>
      <table:table table:name="batch_2" table:style-name="ta1">
        <table:table-column table:style-name="co4" table:number-columns-repeated="5" table:default-cell-style-name="Default"/>
        <table:table-row table:style-name="ro1">
          <table:table-cell office:value-type="string">
            <text:p>mpi</text:p>
          </table:table-cell>
          <table:table-cell office:value-type="string">
            <text:p>vecadd</text:p>
          </table:table-cell>
          <table:table-cell office:value-type="string">
            <text:p>vecsum</text:p>
          </table:table-cell>
          <table:table-cell office:value-type="string">
            <text:p>trimv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50816249847412">
            <text:p>0.8508162498</text:p>
          </table:table-cell>
          <table:table-cell office:value-type="float" office:value="0.447412729263306">
            <text:p>0.4474127293</text:p>
          </table:table-cell>
          <table:table-cell office:value-type="float" office:value="1.72529172897339">
            <text:p>1.725291729</text:p>
          </table:table-cell>
          <table:table-cell office:value-type="float" office:value="6.68193006515503">
            <text:p>6.6819300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21/10/2014</text:date>, <text:time>01:3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00:52:43</meta:creation-date>
    <dc:date>2014-10-21T01:39:45</dc:date>
    <meta:editing-duration>PT1M42S</meta:editing-duration>
    <meta:editing-cycles>2</meta:editing-cycles>
    <meta:generator>LibreOffice/3.4$Unix LibreOffice_project/340m1$Build-502</meta:generator>
    <meta:document-statistic meta:table-count="2" meta:cell-count="22" meta:object-count="0"/>
  </office:meta>
</office:document-meta>
</file>